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97.9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4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33ff99"/>
    </style:style>
    <style:style style:name="ce1" style:family="table-cell" style:parent-style-name="Default">
      <style:table-cell-properties fo:background-color="#33ff99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Сlassifi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groups, as :groupable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catalog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has_many :offers</text:p>
          </table:table-cell>
          <table:table-cell table:style-name="ce1"/>
          <table:table-cell/>
        </table:table-row>
      </table:table>
      <table:table table:name="Catalog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Группы товаров в 1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owner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</table:table>
      <table:table table:name="Product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 table:style-name="ce3" office:value-type="string" calcext:value-type="string">
            <text:p>id в xml</text:p>
          </table:table-cell>
          <table:table-cell/>
        </table:table-row>
        <table:table-row table:style-name="ro1">
          <table:table-cell office:value-type="string" calcext:value-type="string">
            <text:p>barcode</text:p>
          </table:table-cell>
          <table:table-cell office:value-type="string" calcext:value-type="string">
            <text:p>Штрихкод</text:p>
          </table:table-cell>
          <table:table-cell/>
        </table:table-row>
        <table:table-row table:style-name="ro1">
          <table:table-cell office:value-type="string" calcext:value-type="string">
            <text:p>vendor_code</text:p>
          </table:table-cell>
          <table:table-cell office:value-type="string" calcext:value-type="string">
            <text:p>Артикул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uni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Описание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ссылка на картинку</text:p>
          </table:table-cell>
          <table:table-cell/>
        </table:table-row>
        <table:table-row table:style-name="ro1">
          <table:table-cell office:value-type="string" calcext:value-type="string">
            <text:p>catalog_id </text:p>
          </table:table-cell>
          <table:table-cell office:value-type="string" calcext:value-type="string">
            <text:p>связь с каталогом (группа товара)</text:p>
          </table:table-cell>
          <table:table-cell/>
        </table:table-row>
        <table:table-row table:style-name="ro1">
          <table:table-cell office:value-type="string" calcext:value-type="string">
            <text:p>type_product</text:p>
          </table:table-cell>
          <table:table-cell office:value-type="string" calcext:value-type="string">
            <text:p>Вид номенклатуры</text:p>
          </table:table-cell>
          <table:table-cell/>
        </table:table-row>
        <table:table-row table:style-name="ro1">
          <table:table-cell office:value-type="string" calcext:value-type="string">
            <text:p>type_nomenclature</text:p>
          </table:table-cell>
          <table:table-cell office:value-type="string" calcext:value-type="string">
            <text:p>Тип номенклатуры</text:p>
          </table:table-cell>
          <table:table-cell/>
        </table:table-row>
        <table:table-row table:style-name="ro1">
          <table:table-cell office:value-type="string" calcext:value-type="string">
            <text:p>image_id</text:p>
          </table:table-cell>
          <table:table-cell office:value-type="string" calcext:value-type="string">
            <text:p>ссылка на таблицу картинок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" office:value-type="string" calcext:value-type="string">
            <text:p><text:s text:c="2"/>belongs_to :unit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belongs_to :catalog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and_belongs_to_many :group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duct_properti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erties, through: :product_properties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<text:s text:c="2"/>has_many :requisit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#has_and_belongs_to_many :product_attribut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osal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duct_image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and_belongs_to_many :handbooks</text:p>
          </table:table-cell>
          <table:table-cell table:style-name="ce1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product_tax_val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properties, through: :product_tax_value</text:p>
          </table:table-cell>
          <table:table-cell table:style-name="ce1" table:number-columns-repeated="2"/>
        </table:table-row>
      </table:table>
      <table:table table:name="Un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ull_name</text:p>
          </table:table-cell>
          <table:table-cell/>
        </table:table-row>
        <table:table-row table:style-name="ro1">
          <table:table-cell office:value-type="string" calcext:value-type="string">
            <text:p>intern_cut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roducts</text:p>
          </table:table-cell>
          <table:table-cell table:style-name="ce2"/>
        </table:table-row>
      </table:table>
      <table:table table:name="product_property" table:style-name="ta1">
        <table:table-column table:style-name="co1" table:number-columns-repeated="2" table:default-cell-style-name="Default"/>
        <table:table-row table:style-name="ro1" table:number-rows-repeated="26">
          <table:table-cell table:number-columns-repeated="2"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>
          <table:table-cell office:value-type="string" calcext:value-type="string">
            <text:p>property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Requisit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duct</text:p>
          </table:table-cell>
          <table:table-cell table:style-name="ce1"/>
        </table:table-row>
      </table:table>
      <table:table table:name="Attribute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2" office:value-type="string" calcext:value-type="string">
            <text:p>has_and_belongs_to_many :products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has_many :attribute_value</text:p>
          </table:table-cell>
          <table:table-cell table:style-name="ce2" table:number-columns-repeated="2"/>
        </table:table-row>
      </table:table>
      <table:table table:name="Attribute_valu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ribute_id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attribute</text:p>
          </table:table-cell>
          <table:table-cell table:style-name="ce2"/>
        </table:table-row>
      </table:table>
      <table:table table:name="Attributes_Products" table:style-name="ta1">
        <table:table-column table:style-name="co1" table:default-cell-style-name="Default"/>
        <table:table-row table:style-name="ro1">
          <table:table-cell office:value-type="string" calcext:value-type="string">
            <text:p>attribute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Оwner" table:style-name="ta1"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  <table:table-cell/>
        </table:table-row>
        <table:table-row table:style-name="ro1">
          <table:table-cell office:value-type="string" calcext:value-type="string">
            <text:p>official_name</text:p>
          </table:table-cell>
          <table:table-cell office:value-type="string" calcext:value-type="string">
            <text:p>ОфициальноеНаименование</text:p>
          </table:table-cell>
          <table:table-cell/>
        </table:table-row>
        <table:table-row table:style-name="ro1">
          <table:table-cell office:value-type="string" calcext:value-type="string">
            <text:p>name_type</text:p>
          </table:table-cell>
          <table:table-cell office:value-type="string" calcext:value-type="string">
            <text:p>Наименование тип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комментарий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Представление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 office:value-type="string" calcext:value-type="string">
            <text:p>почтовый индекс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регион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район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город/населенный пункт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улица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 office:value-type="string" calcext:value-type="string">
            <text:p>дом/оффис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 office:value-type="string" calcext:value-type="string">
            <text:p>Корпус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 office:value-type="string" calcext:value-type="string">
            <text:p>Квартира</text:p>
          </table:table-cell>
          <table:table-cell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инн</text:p>
          </table:table-cell>
          <table:table-cell/>
        </table:table-row>
        <table:table-row table:style-name="ro1">
          <table:table-cell office:value-type="string" calcext:value-type="string">
            <text:p>kpp</text:p>
          </table:table-cell>
          <table:table-cell office:value-type="string" calcext:value-type="string">
            <text:p>КПП</text:p>
          </table:table-cell>
          <table:table-cell/>
        </table:table-row>
        <table:table-row table:style-name="ro1">
          <table:table-cell office:value-type="string" calcext:value-type="string">
            <text:p>okpo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style-name="ce2" office:value-type="string" calcext:value-type="string">
            <text:p>has_many :catalogs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has_many :classifier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as_many :payment_account</text:p>
          </table:table-cell>
          <table:table-cell table:style-name="ce2"/>
          <table:table-cell/>
        </table:table-row>
      </table:table>
      <table:table table:name="Bank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yment_account_id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correspondent_account</text:p>
          </table:table-cell>
          <table:table-cell/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БИК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office:value-type="string" calcext:value-type="string">
            <text:p>post_index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string" calcext:value-type="string">
            <text:p>locality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text:p>belongs_to :payment_account</text:p>
          </table:table-cell>
          <table:table-cell table:style-name="ce2"/>
        </table:table-row>
      </table:table>
      <table:table table:name="payment_account" table:style-name="ta1">
        <table:table-column table:style-name="co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yment_accou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wner_id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has_one :bank</text:p>
          </table:table-cell>
        </table:table-row>
        <table:table-row table:style-name="ro1">
          <table:table-cell table:style-name="ce1" office:value-type="string" calcext:value-type="string">
            <text:p>belongs_to :owner</text:p>
          </table:table-cell>
        </table:table-row>
      </table:table>
      <table:table table:name="Group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ifier_id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has_and_belongs_to_many :products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groupable, polymorphic: true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<text:s text:c="2"/>has_many :groups, as :groupable</text:p>
          </table:table-cell>
          <table:table-cell table:style-name="ce1" table:number-columns-repeated="2"/>
        </table:table-row>
      </table:table>
      <table:table table:name="Property" table:style-name="ta1"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d_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Значение (Строка (по умолчанию), Число, <text:s/>ДатаВремя, Справочник) <text:s/>если Справочник то смотрим в таблицу Handbook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style-name="ce1" office:value-type="string" calcext:value-type="string">
            <text:p>has_many :handbook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has_many :products, through: :product_property</text:p>
          </table:table-cell>
          <table:table-cell table:style-name="ce1" table:number-columns-repeated="2"/>
        </table:table-row>
      </table:table>
      <table:table table:name="Handbook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Значение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properties_id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erty</text:p>
          </table:table-cell>
          <table:table-cell table:style-name="ce1"/>
        </table:table-row>
      </table:table>
      <table:table table:name="Groups_Produc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group_id</text:p>
          </table:table-cell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/>
        </table:table-row>
        <table:table-row table:style-name="ro1">
          <table:table-cell table:style-name="ce2" office:value-type="string" calcext:value-type="string">
            <text:p>id:false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No model</text:p>
          </table:table-cell>
        </table:table-row>
      </table:table>
      <table:table table:name="off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ly_change</text:p>
          </table:table-cell>
          <table:table-cell/>
        </table:table-row>
        <table:table-row table:style-name="ro1">
          <table:table-cell office:value-type="string" calcext:value-type="string">
            <text:p>id_xml</text:p>
          </table:table-cell>
          <table:table-cell/>
        </table:table-row>
        <table:table-row table:style-name="ro1">
          <table:table-cell office:value-type="string" calcext:value-type="string">
            <text:p>classifier_id</text:p>
          </table:table-cell>
          <table:table-cell/>
        </table:table-row>
        <table:table-row table:style-name="ro1">
          <table:table-cell office:value-type="string" calcext:value-type="string">
            <text:p>catalog_id</text:p>
          </table:table-cell>
          <table:table-cell/>
        </table:table-row>
        <table:table-row table:style-name="ro1">
          <table:table-cell office:value-type="string" calcext:value-type="string">
            <text:p>owner_id</text:p>
          </table:table-cell>
          <table:table-cell/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classifi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catalog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owner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s_many :price_type</text:p>
          </table:table-cell>
          <table:table-cell table:style-name="ce1"/>
        </table:table-row>
      </table:table>
      <table:table table:name="Product_Tax_Valu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tax_id</text:p>
          </table:table-cell>
        </table:table-row>
        <table:table-row table:style-name="ro1">
          <table:table-cell office:value-type="string" calcext:value-type="string">
            <text:p>value</text:p>
          </table:table-cell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  <table:table-row table:style-name="ro1">
          <table:table-cell office:value-type="string" calcext:value-type="string">
            <text:p>belongs_to :tax</text:p>
          </table:table-cell>
        </table:table-row>
      </table:table>
      <table:table table:name="Tax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 налог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has_many :product_tax_valu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<text:s text:c="2"/>has_many :properties, through: :product_tax_value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has_many :price_type</text:p>
          </table:table-cell>
          <table:table-cell table:style-name="ce1" table:number-columns-repeated="3"/>
        </table:table-row>
      </table:table>
      <table:table table:name="price_typ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d_xml</text:p>
          </table:table-cell>
          <table:table-cell office:value-type="string" calcext:value-type="string">
            <text:p>Ид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Наименование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string" calcext:value-type="string">
            <text:p>tax_id</text:p>
          </table:table-cell>
          <table:table-cell/>
        </table:table-row>
        <table:table-row table:style-name="ro1">
          <table:table-cell office:value-type="string" calcext:value-type="string">
            <text:p>into_amount</text:p>
          </table:table-cell>
          <table:table-cell office:value-type="string" calcext:value-type="string">
            <text:p>УчтеноВСумме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tax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as_many :price</text:p>
          </table:table-cell>
          <table:table-cell table:style-name="ce1"/>
        </table:table-row>
      </table:table>
      <table:table table:name="Price" table:style-name="ta1"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ce_type_id</text:p>
          </table:table-cell>
          <table:table-cell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Представление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ЦенаЗаЕдиницу</text:p>
          </table:table-cell>
        </table:table-row>
        <table:table-row table:style-name="ro1">
          <table:table-cell office:value-type="string" calcext:value-type="string">
            <text:p>currency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proposal_id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belongs_to :price_type</text:p>
          </table:table-cell>
          <table:table-cell table:style-name="ce2"/>
        </table:table-row>
        <table:table-row table:style-name="ro1">
          <table:table-cell office:value-type="string" calcext:value-type="string">
            <text:p>belongs_to :proposal</text:p>
          </table:table-cell>
          <table:table-cell/>
        </table:table-row>
      </table:table>
      <table:table table:name="proposal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duct_id</text:p>
          </table:table-cell>
        </table:table-row>
        <table:table-row table:style-name="ro1">
          <table:table-cell office:value-type="string" calcext:value-type="string">
            <text:p>quantity</text:p>
          </table:table-cell>
        </table:table-row>
        <table:table-row table:style-name="ro1" table:number-rows-repeated="7">
          <table:table-cell/>
        </table:table-row>
        <table:table-row table:style-name="ro1">
          <table:table-cell office:value-type="string" calcext:value-type="string">
            <text:p>belongs_to :product</text:p>
          </table:table-cell>
        </table:table-row>
        <table:table-row table:style-name="ro1">
          <table:table-cell table:style-name="ce1" office:value-type="string" calcext:value-type="string">
            <text:p>has_many :storeges, through: :proposals_storages</text:p>
          </table:table-cell>
        </table:table-row>
        <table:table-row table:style-name="ro1">
          <table:table-cell office:value-type="string" calcext:value-type="string">
            <text:p>has_many :prices</text:p>
          </table:table-cell>
        </table:table-row>
      </table:table>
      <table:table table:name="storage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id_xml</text:p>
          </table:table-cell>
        </table:table-row>
        <table:table-row table:style-name="ro1">
          <table:table-cell office:value-type="string" calcext:value-type="string">
            <text:p>nam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has_many :proposals, through: :proposals_storages</text:p>
          </table:table-cell>
        </table:table-row>
      </table:table>
      <table:table table:name="proposals_storage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posal_id</text:p>
          </table:table-cell>
          <table:table-cell/>
        </table:table-row>
        <table:table-row table:style-name="ro1">
          <table:table-cell office:value-type="string" calcext:value-type="string">
            <text:p>storage_id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1" office:value-type="string" calcext:value-type="string">
            <text:p>belongs_to :proposal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belongs_to :storage</text:p>
          </table:table-cell>
          <table:table-cell table:style-name="ce1"/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/>
        </table:table-row>
      </table:table>
      <table:table table:name="product_imag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nk_image</text:p>
          </table:table-cell>
          <table:table-cell/>
        </table:table-row>
        <table:table-row table:style-name="ro1">
          <table:table-cell office:value-type="string" calcext:value-type="string">
            <text:p>product_id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table:style-name="ce1" office:value-type="string" calcext:value-type="string">
            <text:p>belomgs_to :product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2:32:25.765948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6-30T12:57:58.452757353</meta:creation-date>
    <meta:generator>LibreOffice/5.0.3.2$Linux_X86_64 LibreOffice_project/00m0$Build-2</meta:generator>
    <dc:date>2016-07-05T17:17:41.558214998</dc:date>
    <meta:editing-duration>PT22H24M3S</meta:editing-duration>
    <meta:editing-cycles>224</meta:editing-cycles>
    <dc:creator>Artem </dc:creator>
    <meta:document-statistic meta:table-count="25" meta:cell-count="214" meta:object-count="0"/>
  </office:meta>
</office:document-meta>
</file>